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GUIRRE CONDORI, MARGOTH</text:p>
            <text:p text:style-name="P5"><text:span text:style-name="T15">Dni</text:span><text:span text:style-name="T14">:4486244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GUIRRE CONDORI, MARGOTH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86244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504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1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4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50501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118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OLLOS CRIOLLOS</text:span></text:p>
          </table:table-cell>
          <table:table-cell table:style-name="Tabla5.A2" office:value-type="string">
            <text:p text:style-name="P1"><text:span text:style-name="T4">1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34:2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